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f4b1" officeooo:paragraph-rsid="0015f4b1"/>
    </style:style>
    <style:style style:name="P2" style:family="paragraph" style:parent-style-name="Standard">
      <style:text-properties officeooo:rsid="0015f4b1" officeooo:paragraph-rsid="0017c87e"/>
    </style:style>
    <style:style style:name="P3" style:family="paragraph" style:parent-style-name="Standard">
      <style:text-properties officeooo:rsid="0015f4b1" officeooo:paragraph-rsid="001989bf"/>
    </style:style>
    <style:style style:name="P4" style:family="paragraph" style:parent-style-name="Standard">
      <style:text-properties officeooo:rsid="0015f4b1" officeooo:paragraph-rsid="0023204a"/>
    </style:style>
    <style:style style:name="P5" style:family="paragraph" style:parent-style-name="Standard">
      <style:text-properties officeooo:rsid="0017c87e" officeooo:paragraph-rsid="0017c87e"/>
    </style:style>
    <style:style style:name="P6" style:family="paragraph" style:parent-style-name="Standard">
      <style:paragraph-properties fo:text-align="center" style:justify-single-word="false"/>
      <style:text-properties officeooo:rsid="0017c87e" officeooo:paragraph-rsid="0017c87e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7c87e" officeooo:paragraph-rsid="0017c87e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1989bf" officeooo:paragraph-rsid="001989bf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rsid="001acf95" officeooo:paragraph-rsid="001acf95"/>
    </style:style>
    <style:style style:name="P10" style:family="paragraph" style:parent-style-name="Standard">
      <style:text-properties officeooo:rsid="001b342d" officeooo:paragraph-rsid="001b342d"/>
    </style:style>
    <style:style style:name="P11" style:family="paragraph" style:parent-style-name="Standard">
      <style:text-properties officeooo:rsid="001c6efa" officeooo:paragraph-rsid="001c6efa"/>
    </style:style>
    <style:style style:name="P12" style:family="paragraph" style:parent-style-name="Standard">
      <style:text-properties officeooo:rsid="0020adc6" officeooo:paragraph-rsid="0020adc6"/>
    </style:style>
    <style:style style:name="P13" style:family="paragraph" style:parent-style-name="Standard">
      <style:text-properties officeooo:rsid="0021307e" officeooo:paragraph-rsid="0021307e"/>
    </style:style>
    <style:style style:name="P14" style:family="paragraph" style:parent-style-name="Standard">
      <style:text-properties officeooo:rsid="00213bcd" officeooo:paragraph-rsid="00213bcd"/>
    </style:style>
    <style:style style:name="P15" style:family="paragraph" style:parent-style-name="Standard">
      <style:text-properties officeooo:rsid="00213c9d" officeooo:paragraph-rsid="00213c9d"/>
    </style:style>
    <style:style style:name="P16" style:family="paragraph" style:parent-style-name="Standard">
      <style:text-properties officeooo:rsid="002440d9" officeooo:paragraph-rsid="002440d9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officeooo:rsid="001e1c99"/>
    </style:style>
    <style:style style:name="T3" style:family="text">
      <style:text-properties officeooo:rsid="001fdd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Classes</text:span></text:p>
      <text:p text:style-name="P1"/>
      <text:p text:style-name="P5">Score: Representa um tuplo da scoreboard. Guarda um registro de um jogo.</text:p>
      <text:p text:style-name="P5"/>
      <text:p text:style-name="P11">GameObject: Representa qualquer objeto de um jogo. Este tem um id e uma handle para a Scene que o instanciou. <text:span text:style-name="T2">Um GameObject deve ter uma handle para a Scene que o instanciou pois este deve poder aceder a outros GameObjects na Scene, instanciar/remover GameObjects na Scene ou mesmo mudar a própria Scene. Embora crie uma relação um pouco menos “encapsulated”, será necessário para o GameObject ter toda a funcionalidade pretendida. </text:span><text:span text:style-name="T3">Esta classe foi pensada para ser inherited, onde as classes filho possam dar override às funcoes update(), start() e stop().</text:span></text:p>
      <text:p text:style-name="P11"/>
      <text:p text:style-name="P12">Scene: Representa uma coleção com todos os elementos do jogo.</text:p>
      <text:p text:style-name="P5"/>
      <text:p text:style-name="P14">GameEngineFlags: Serve como uma função que não só define o comportamento da classe GameEngine, como também define valores default para o seu comportamento.</text:p>
      <text:p text:style-name="P5"/>
      <text:p text:style-name="P13">GameEngine: A função step() só deverá poder ser chamada se o updateMethod for definido como “step” nas GameEngineFlags.</text:p>
      <text:p text:style-name="P13"/>
      <text:p text:style-name="P15">GameState: Nao é um boolean, pois o jogo da cobra pode vir a suportar mais estados no futuro.</text:p>
      <text:p text:style-name="P5"/>
      <text:p text:style-name="P16">As exceptions não teem funcionalidade porque...</text:p>
      <text:p text:style-name="P5"/>
      <text:p text:style-name="P8">Classes estáticas</text:p>
      <text:p text:style-name="P3"/>
      <text:p text:style-name="P4">Scoreboard: A scoreboard não tem uma coleção de Scores porque sempre que getScores() é chamada, a class Scoreboard lê de um ficheiro os scores.</text:p>
      <text:p text:style-name="P4"/>
      <text:p text:style-name="P9">Logger:</text:p>
      <text:p text:style-name="P5"/>
      <text:p text:style-name="P9">LogLevel:</text:p>
      <text:p text:style-name="P9"/>
      <text:p text:style-name="P7">Interfaces</text:p>
      <text:p text:style-name="P2"/>
      <text:p text:style-name="P5">ICollider:</text:p>
      <text:p text:style-name="P5"/>
      <text:p text:style-name="P10">IRenderable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1T10:59:54.680499089</meta:creation-date>
    <meta:generator>LibreOffice/7.3.7.2$Linux_X86_64 LibreOffice_project/30$Build-2</meta:generator>
    <dc:date>2024-04-21T14:21:27.943623965</dc:date>
    <meta:editing-duration>PT2H40M36S</meta:editing-duration>
    <meta:editing-cycles>11</meta:editing-cycles>
    <meta:document-statistic meta:table-count="0" meta:image-count="0" meta:object-count="0" meta:page-count="1" meta:paragraph-count="15" meta:word-count="209" meta:character-count="1318" meta:non-whitespace-character-count="1124"/>
  </office:meta>
</office:document-meta>
</file>